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sans-serif" svg:font-family="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2pt" fo:font-weight="bold" style:font-size-asian="12pt" style:font-weight-asian="bold" style:font-size-complex="12pt" style:font-weight-complex="bold"/>
    </style:style>
    <style:style style:name="P2" style:family="paragraph" style:parent-style-name="Preformatted_20_Text">
      <style:paragraph-properties fo:margin-top="0cm" fo:margin-bottom="0.499cm" fo:text-align="start" style:justify-single-word="false" style:writing-mode="lr-tb"/>
      <style:text-properties style:font-name="Arial" fo:font-size="12pt" fo:language="de" fo:country="DE" style:font-size-asian="12pt" style:font-size-complex="12pt"/>
    </style:style>
    <style:style style:name="P3" style:family="paragraph" style:parent-style-name="Preformatted_20_Text">
      <style:paragraph-properties fo:margin-top="0cm" fo:margin-bottom="0.499cm" fo:text-align="start" style:justify-single-word="false" style:writing-mode="lr-tb"/>
      <style:text-properties style:font-name="Arial" fo:font-size="12pt" style:font-size-asian="12pt" style:font-size-complex="12pt"/>
    </style:style>
    <style:style style:name="P4" style:family="paragraph" style:parent-style-name="Preformatted_20_Text">
      <style:paragraph-properties fo:margin-top="0cm" fo:margin-bottom="0.499cm" fo:text-align="start" style:justify-single-word="false" style:writing-mode="lr-tb"/>
      <style:text-properties style:font-name="Arial" fo:font-size="12pt" fo:font-weight="bold" style:font-size-asian="12pt" style:font-weight-asian="bold" style:font-size-complex="12pt" style:font-weight-complex="bold"/>
    </style:style>
    <style:style style:name="P5" style:family="paragraph" style:parent-style-name="Preformatted_20_Text">
      <style:paragraph-properties fo:text-align="start" style:justify-single-word="false" style:writing-mode="lr-tb"/>
      <style:text-properties style:font-name="Arial" fo:font-size="12pt" fo:language="de" fo:country="DE" style:font-size-asian="12pt" style:font-size-complex="12pt"/>
    </style:style>
    <style:style style:name="P6" style:family="paragraph" style:parent-style-name="Preformatted_20_Text">
      <style:paragraph-properties fo:text-align="start" style:justify-single-word="false" style:writing-mode="lr-tb"/>
      <style:text-properties style:font-name="Arial" fo:font-size="12pt" style:font-size-asian="12pt" style:font-size-complex="12pt"/>
    </style:style>
    <style:style style:name="T1" style:family="text">
      <style:text-properties fo:language="de" fo:country="DE"/>
    </style:style>
    <style:style style:name="T2" style:family="text">
      <style:text-properties fo:font-variant="normal" fo:text-transform="none" fo:color="#333333" style:font-name="sans-serif" fo:font-size="18pt" fo:letter-spacing="normal" fo:language="de" fo:country="DE" fo:font-style="normal" fo:font-weight="bold"/>
    </style:style>
    <style:style style:name="T3" style:family="text">
      <style:text-properties fo:font-variant="normal" fo:text-transform="none" fo:color="#333333" style:font-name="sans-serif" fo:font-size="18pt" fo:letter-spacing="normal" fo:font-style="normal" fo:font-weight="bold"/>
    </style:style>
    <style:style style:name="T4" style:family="text">
      <style:text-properties fo:font-variant="normal" fo:text-transform="none" fo:color="#333333" fo:font-size="18pt" fo:letter-spacing="normal" fo:language="de" fo:country="DE" fo:font-style="normal" fo:font-weight="bold"/>
    </style:style>
    <style:style style:name="T5" style:family="text">
      <style:text-properties fo:font-variant="normal" fo:text-transform="none" fo:color="#333333" fo:font-size="18pt" fo:letter-spacing="normal" fo:font-style="normal" fo:font-weight="bold"/>
    </style:style>
    <style:style style:name="T6" style:family="text">
      <style:text-properties fo:font-variant="normal" fo:text-transform="none" fo:color="#333333" fo:letter-spacing="normal" fo:language="de" fo:country="DE" fo:font-style="normal" fo:font-weight="bold"/>
    </style:style>
    <style:style style:name="T7" style:family="text">
      <style:text-properties fo:font-variant="normal" fo:text-transform="none" fo:color="#333333" fo:letter-spacing="normal" fo:font-style="normal"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cess Control</text:p>
      <text:p text:style-name="P5"><text:bookmark text:name="tw-target-text"/>Beschränken Sie den Zugriff auf gefährdete Vermögenswerte und alle damit verbundenen Einrichtungen auf autorisierte Prozesse, Geräte und Benutzer.</text:p>
      <text:p text:style-name="P6"/>
      <text:p text:style-name="P2">Einschränkungen sollten auch für den Zugriff auf autorisierte Transaktionen und Aktivitäten gelten</text:p>
      <text:p text:style-name="P1">Data Security</text:p>
      <text:p text:style-name="P3"><text:bookmark text:name="tw-target-text1"/><text:span text:style-name="T1">Verwalten Sie Unternehmensinformationen und -aufzeichnungen gemäß der von Ihnen entwickelten Risikomanagementstrategie, um die Integrität, Vertraulichkeit und Verfügbarkeit wichtiger Informationen zu schützen.</text:span></text:p>
      <text:p text:style-name="P4"><text:span text:style-name="T1">Maintenance</text:span></text:p>
      <text:p text:style-name="P3"><text:span text:style-name="T1">Führen Sie alle erforderlichen Wartungs- und Reparaturarbeiten an industriellen Steuerungs- und Informationssystemkomponenten gemäß den Richtlinien und Verfahren der Organisation durch.</text:span></text:p>
      <text:p text:style-name="P4"><text:bookmark text:name="tw-target-text2"/><text:span text:style-name="T1">Awareness and Training</text:span></text:p>
      <text:p text:style-name="P3"><text:span text:style-name="T1">Bieten Sie den Mitarbeitern und Partnern der Organisation einen einfachen Zugang zu Schulungen zum Thema Cybersicherheit.Diese Schulung befähigt Ihr Team, sichere Praktiken gemäß den Richtlinien, Verfahren und Vereinbarungen der Organisation aufrechtzuerhalten.</text:span></text:p>
      <text:p text:style-name="P3"><text:span text:style-name="T6">Information Protection Processes and Procedures</text:span><text:span text:style-name="T1"> </text:span><text:bookmark text:name="tw-target-text3"/><text:span text:style-name="T1"><text:s/></text:span></text:p>
      <text:p text:style-name="P3"><text:span text:style-name="T1">Halten Sie Sicherheitsrichtlinien, -verfahren und -prozesse ein und praktizieren Sie diese, um die Daten, Vermögenswerte und Systeme der Organisation zu schützen.</text:span></text:p>
      <text:p text:style-name="P3"><text:span text:style-name="T1"/></text:p>
      <text:p text:style-name="P2"><text:span text:style-name="T7">Protective Technology</text:span> </text:p>
      <text:p text:style-name="P2"><text:bookmark text:name="tw-target-text4"/>Technologische Sicherheit umfasst alle Lösungen, die zur Optimierung der Sicherheit und Belastbarkeit von Systemen und Vermögenswerten beschafft, verwaltet oder genutzt werden.</text:p>
      <text:p text:style-name="P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sans-serif" svg:font-family="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058cm" fo:margin-bottom="1.15cm" fo:margin-left="1.164cm" fo:margin-right="1.02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M</meta:editing-duration>
    <meta:editing-cycles>3</meta:editing-cycles>
    <meta:generator>OpenOffice/4.1.14$Win32 OpenOffice.org_project/4114m1$Build-9811</meta:generator>
    <dc:date>2023-11-20T11:13:54.07</dc:date>
    <meta:document-statistic meta:table-count="0" meta:image-count="0" meta:object-count="0" meta:page-count="1" meta:paragraph-count="13" meta:word-count="159" meta:character-count="1368"/>
    <dc:creator>kaos sevdalisi</dc:creator>
    <meta:user-defined meta:name="Info 1"/>
    <meta:user-defined meta:name="Info 2"/>
    <meta:user-defined meta:name="Info 3"/>
    <meta:user-defined meta:name="Info 4"/>
  </office:meta>
</office:document-meta>
</file>